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f76d" officeooo:paragraph-rsid="0045f76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315f6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rsid="005315f6" officeooo:paragraph-rsid="005315f6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53476b" officeooo:paragraph-rsid="0053476b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54295b" officeooo:paragraph-rsid="0054295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315f6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53476b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53476b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54295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5315f6" officeooo:paragraph-rsid="0055ad3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5315f6" officeooo:paragraph-rsid="005315f6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53476b" officeooo:paragraph-rsid="0053476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54295b" officeooo:paragraph-rsid="0054295b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ef7e2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5315f6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53476b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de971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3ef7e2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5315f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3476b" style:font-size-asian="12pt" style:font-weight-asian="bold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5315f6" style:font-size-asian="12pt" style:font-size-complex="12pt"/>
    </style:style>
    <style:style style:name="T12" style:family="text">
      <style:text-properties fo:font-size="12pt" officeooo:rsid="0054295b" style:font-size-asian="12pt" style:font-size-complex="12pt"/>
    </style:style>
    <style:style style:name="T1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233be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53f98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315f6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f958e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3476b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55ad33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4295b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5b0063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5d7a6c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5ee9d6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233be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b09e8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083f4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5315f6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53476b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54295b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5cfaaa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5d7a6c" style:font-size-asian="12pt" style:font-weight-asian="bold" style:font-size-complex="12pt" style:font-weight-complex="bold"/>
    </style:style>
    <style:style style:name="T36" style:family="text">
      <style:text-properties officeooo:rsid="0057408f"/>
    </style:style>
    <style:style style:name="T37" style:family="text">
      <style:text-properties officeooo:rsid="005ee9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8">2</text:span><text:span text:style-name="T30">0</text:span><text:span text:style-name="T28">1</text:span><text:span text:style-name="T27"> - </text:span><text:span text:style-name="T34">Ground - </text:span><text:span text:style-name="T29">Cold Start</text:span></text:p>
      <text:p text:style-name="P2"/>
      <text:p text:style-name="P1">Cold Start Checklist<text:span text:style-name="T36"> -- WIP needs verification</text:span></text:p>
      <text:list xml:id="list2821690322" text:style-name="L1">
        <text:list-item>
          <text:p text:style-name="P6"><text:span text:style-name="T6">C</text:span><text:span text:style-name="T7">anopy</text:span><text:span text:style-name="T2"> ... </text:span><text:span text:style-name="T7">Close and lock</text:span><text:span text:style-name="T3"> (red lever on right side to forward position)</text:span></text:p>
        </text:list-item>
        <text:list-item>
          <text:p text:style-name="P7"><text:span text:style-name="T5">BATT</text:span><text:span text:style-name="T1"> switch ... </text:span><text:span text:style-name="T5">ON</text:span><text:span text:style-name="T1"> (right console forward vertical panel)</text:span></text:p>
          <text:list>
            <text:list-item>
              <text:p text:style-name="P7"><text:span text:style-name="T5">ALT1</text:span><text:span text:style-name="T1"> and </text:span><text:span text:style-name="T5">ALT2</text:span><text:span text:style-name="T1"> switches ... </text:span><text:span text:style-name="T5">ON</text:span><text:span text:style-name="T1"> (default)</text:span></text:p>
            </text:list-item>
            <text:list-item>
              <text:p text:style-name="P7"><text:span text:style-name="T9">I</text:span><text:span text:style-name="T5">nverter</text:span><text:span text:style-name="T1"> switch ... </text:span><text:span text:style-name="T5">AUTO</text:span><text:span text:style-name="T1"> (default)</text:span></text:p>
            </text:list-item>
          </text:list>
        </text:list-item>
        <text:list-item>
          <text:p text:style-name="P7"><text:span text:style-name="T9">AVERT SON</text:span><text:span text:style-name="T4"> (</text:span><text:span text:style-name="T1">Warning horn</text:span><text:span text:style-name="T4">)</text:span><text:span text:style-name="T1"> switch ... </text:span><text:span text:style-name="T5">ON</text:span><text:span text:style-name="T1"> (right console forward, 3rd switch from left)</text:span></text:p>
        </text:list-item>
        <text:list-item>
          <text:p text:style-name="P7"><text:span text:style-name="T5">Master Warning</text:span><text:span text:style-name="T1"> ... </text:span><text:span text:style-name="T5">Press to reset</text:span></text:p>
        </text:list-item>
        <text:list-item>
          <text:p text:style-name="P10"><text:span text:style-name="T15">Start engine (</text:span><text:span text:style-name="T16">left</text:span><text:span text:style-name="T15"> console </text:span><text:span text:style-name="T16">forward</text:span><text:span text:style-name="T15">)</text:span><text:span text:style-name="T17">:</text:span></text:p>
          <text:list>
            <text:list-item>
              <text:p text:style-name="P10"><text:span text:style-name="T31">COUPE FEU</text:span><text:span text:style-name="T16"> switch</text:span><text:span text:style-name="T14"> ... </text:span><text:span text:style-name="T26">ON</text:span><text:span text:style-name="T14"> (</text:span><text:span text:style-name="T16">left)</text:span><text:span text:style-name="T14"> and </text:span><text:span text:style-name="T26">cover closed</text:span></text:p>
            </text:list-item>
            <text:list-item>
              <text:p text:style-name="P14"><text:span text:style-name="T26">P</text:span><text:span text:style-name="T25">OMPES B.P.G.</text:span><text:span text:style-name="T13"> and </text:span><text:span text:style-name="T25">B.P.D.</text:span><text:span text:style-name="T13"> switches (Boost Pumps Gauche/Droit)</text:span><text:span text:style-name="T19"> </text:span><text:span text:style-name="T13">... </text:span><text:span text:style-name="T25">ON</text:span><text:span text:style-name="T13"> (left)</text:span></text:p>
            </text:list-item>
            <text:list-item>
              <text:p text:style-name="P10"><text:span text:style-name="T31">DEMAR</text:span><text:span text:style-name="T16"> cover ... </text:span><text:span text:style-name="T31">Open</text:span></text:p>
            </text:list-item>
            <text:list-item>
              <text:p text:style-name="P10"><text:span text:style-name="T16">When </text:span><text:span text:style-name="T31">B.P.</text:span><text:span text:style-name="T16"> light on master caution panel goes out (1-2 seconds): </text:span><text:span text:style-name="T31">Starter button</text:span><text:span text:style-name="T16"> ... </text:span><text:span text:style-name="T31">Press</text:span><text:span text:style-name="T16"> for 1-2 secs</text:span></text:p>
            </text:list-item>
            <text:list-item>
              <text:p text:style-name="P15"><text:span text:style-name="T25">DEMAR</text:span><text:span text:style-name="T13"> cover</text:span><text:span text:style-name="T23"> </text:span><text:span text:style-name="T13">.</text:span><text:span text:style-name="T23">.. </text:span><text:span text:style-name="T35">Close</text:span></text:p>
            </text:list-item>
            <text:list-item>
              <text:p text:style-name="P10"><text:span text:style-name="T16">When </text:span><text:span text:style-name="T31">RPM gauge</text:span><text:span text:style-name="T16"> reaches </text:span><text:span text:style-name="T31">300 RPM</text:span><text:span text:style-name="T19">:</text:span><text:span text:style-name="T16"> </text:span><text:span text:style-name="T31">Throttle</text:span><text:span text:style-name="T16"> ... </text:span><text:span text:style-name="T31">IDLE</text:span><text:span text:style-name="T16"> (</text:span><text:span text:style-name="T24">push</text:span><text:span text:style-name="T22"> throttle forward past detent</text:span><text:span text:style-name="T16">)</text:span></text:p>
            </text:list-item>
            <text:list-item>
              <text:p text:style-name="P16"><text:span text:style-name="T13">Engine will stabilize at </text:span><text:span text:style-name="T25">2900 RPM</text:span><text:span text:style-name="T13">.</text:span></text:p>
            </text:list-item>
            <text:list-item>
              <text:p text:style-name="P16"><text:span text:style-name="T25">NOTE: NEVER</text:span><text:span text:style-name="T13"> press starter button (under DEMAR cover) when engine is rotating at all.</text:span></text:p>
            </text:list-item>
          </text:list>
        </text:list-item>
        <text:list-item>
          <text:p text:style-name="P16"><text:span text:style-name="T25">Inverter</text:span><text:span text:style-name="T13"> switch ... </text:span><text:span text:style-name="T25">REARM</text:span><text:span text:style-name="T13"> (momentary) and back to </text:span><text:span text:style-name="T25">AUTO</text:span></text:p>
        </text:list-item>
      </text:list>
      <text:list xml:id="list1999816078" text:style-name="L2">
        <text:list-item>
          <text:list>
            <text:list-item>
              <text:p text:style-name="P11"><text:span text:style-name="T32">SEC</text:span><text:span text:style-name="T18"> light on master caution panel should go out.</text:span></text:p>
            </text:list-item>
          </text:list>
        </text:list-item>
      </text:list>
      <text:list xml:id="list102818276827050" text:continue-list="list2821690322" text:style-name="L1">
        <text:list-item>
          <text:p text:style-name="P8"><text:span text:style-name="T6">M</text:span><text:span text:style-name="T5">aster valve control</text:span><text:span text:style-name="T10"> switch ... </text:span><text:span text:style-name="T5">ON</text:span><text:span text:style-name="T10"> (right console rear outboard on CABIN panel)</text:span></text:p>
        </text:list-item>
        <text:list-item>
          <text:p text:style-name="P8"><text:span text:style-name="T5">Gyro system</text:span><text:span text:style-name="T10"> knob ... </text:span><text:span text:style-name="T5">GM</text:span><text:span text:style-name="T10"> (right console middle inboard)</text:span></text:p>
        </text:list-item>
        <text:list-item>
          <text:p text:style-name="P8"><text:span text:style-name="T6">B</text:span><text:span text:style-name="T5">ackup gyro</text:span><text:span text:style-name="T10"> switch ... </text:span><text:span text:style-name="T5">ON</text:span><text:span text:style-name="T10"> (right console middle inboard, next to main Gyro system knob)</text:span></text:p>
        </text:list-item>
      </text:list>
      <text:list xml:id="list168998284" text:style-name="L3">
        <text:list-item>
          <text:list>
            <text:list-item>
              <text:p text:style-name="P12"><text:span text:style-name="T21">G</text:span><text:span text:style-name="T18">yros take about </text:span><text:span text:style-name="T32">2 min</text:span><text:span text:style-name="T18"> to align, </text:span><text:span text:style-name="T32">CAP</text:span><text:span text:style-name="T18"> light on master caution panel will go out.</text:span></text:p>
            </text:list-item>
          </text:list>
        </text:list-item>
      </text:list>
      <text:list xml:id="list102817435873402" text:continue-list="list102818276827050" text:style-name="L1">
        <text:list-item>
          <text:p text:style-name="P8"><text:span text:style-name="T5">HORIZ SEC</text:span><text:span text:style-name="T10"> (backup artifical horizon) switch ... </text:span><text:span text:style-name="T5">ON</text:span><text:span text:style-name="T11"> (right console forward</text:span><text:span text:style-name="T10">)</text:span></text:p>
        </text:list-item>
        <text:list-item>
          <text:p text:style-name="P8"><text:span text:style-name="T5">EL POMPE</text:span><text:span text:style-name="T10"> (electro-pump) switch ... </text:span><text:span text:style-name="T5">ON</text:span><text:span text:style-name="T11"> (right console forward</text:span><text:span text:style-name="T10">)</text:span></text:p>
        </text:list-item>
        <text:list-item>
          <text:p text:style-name="P8"><text:span text:style-name="T5">ANEMO</text:span><text:span text:style-name="T10"> (probe heat) switch ... </text:span><text:span text:style-name="T5">ON</text:span><text:span text:style-name="T11"> (right console forward</text:span><text:span text:style-name="T10">)</text:span></text:p>
        </text:list-item>
        <text:list-item>
          <text:p text:style-name="P8"><text:span text:style-name="T5">RWR</text:span><text:span text:style-name="T10"> switch ... </text:span><text:span text:style-name="T5">ON</text:span><text:span text:style-name="T11"> (right console forward</text:span><text:span text:style-name="T10">)</text:span></text:p>
        </text:list-item>
        <text:list-item>
          <text:p text:style-name="P8"><text:span text:style-name="T8">R</text:span><text:span text:style-name="T5">ADAR EMISS</text:span><text:span text:style-name="T10"> switch ... </text:span><text:span text:style-name="T5">Standby</text:span><text:span text:style-name="T10"> (center position) </text:span><text:span text:style-name="T11">(right console forward</text:span><text:span text:style-name="T10">)</text:span></text:p>
        </text:list-item>
        <text:list-item>
          <text:p text:style-name="P8"><text:span text:style-name="T5">HUD power</text:span><text:span text:style-name="T10"> switch ... </text:span><text:span text:style-name="T5">ON</text:span><text:span text:style-name="T10"> (center position)</text:span><text:span text:style-name="T11"> (right console forward</text:span><text:span text:style-name="T10">)</text:span></text:p>
        </text:list-item>
        <text:list-item>
          <text:p text:style-name="P8"><text:span text:style-name="T5">SERVO</text:span><text:span text:style-name="T10"> button ... </text:span><text:span text:style-name="T5">Press to reset</text:span><text:span text:style-name="T12"> (left console forward vertical panel)</text:span></text:p>
        </text:list-item>
      </text:list>
      <text:list xml:id="list2545405191" text:style-name="L4">
        <text:list-item>
          <text:list>
            <text:list-item>
              <text:p text:style-name="P13"><text:span text:style-name="T33">PA</text:span><text:span text:style-name="T20">, </text:span><text:span text:style-name="T33">LACET</text:span><text:span text:style-name="T20">, </text:span><text:span text:style-name="T33">TANG</text:span><text:span text:style-name="T20">, </text:span><text:span text:style-name="T33">ROUL</text:span><text:span text:style-name="T20">, </text:span><text:span text:style-name="T33">EMP</text:span><text:span text:style-name="T20">, </text:span><text:span text:style-name="T33">DIR</text:span><text:span text:style-name="T20"> lights on master caution panel should go out.</text:span></text:p>
            </text:list-item>
          </text:list>
        </text:list-item>
      </text:list>
      <text:list xml:id="list102818356355659" text:continue-list="list102817435873402" text:style-name="L1">
        <text:list-item>
          <text:p text:style-name="P9"><text:span text:style-name="T5">Standby horizon</text:span><text:span text:style-name="T10"> ... </text:span><text:span text:style-name="T5">Uncage</text:span><text:span text:style-name="T10"> (instrument panel bottom center)</text:span></text:p>
        </text:list-item>
        <text:list-item>
          <text:p text:style-name="P9"><text:span text:style-name="T5">SOURIS</text:span><text:span text:style-name="T10"> button (shock-cone system) ... </text:span><text:span text:style-name="T5">AUTO</text:span><text:span text:style-name="T10"> (press in) (center console between legs, top)</text:span></text:p>
        </text:list-item>
        <text:list-item>
          <text:p text:style-name="P9"><text:span text:style-name="T5">DIR</text:span><text:span text:style-name="T10"> button (NWS system) ... </text:span><text:span text:style-name="T5">ON</text:span><text:span text:style-name="T10"> (press in) (center console between legs, top)</text:span></text:p>
        </text:list-item>
        <text:list-item>
          <text:p text:style-name="P17"><text:span text:style-name="T25">IFF</text:span><text:span text:style-name="T13"> panel ... </text:span><text:span text:style-name="T25">Not simulated</text:span></text:p>
        </text:list-item>
      </text:list>
      <text:p text:style-name="P3"/>
      <text:p text:style-name="P4">Proceed with regular pre-flight checklist on next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10:28:17.188000000</dc:date>
    <meta:editing-duration>PT11H13S</meta:editing-duration>
    <meta:editing-cycles>6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384" meta:character-count="2186" meta:non-whitespace-character-count="1871"/>
  </office:meta>
</office:document-meta>
</file>